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516cm" fo:min-width="5.9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516cm" fo:min-width="2.01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opacity="100%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28cm" svg:stroke-color="#000000" draw:marker-start-width="0.242cm" draw:marker-end="Arrow" draw:marker-end-width="0.342cm" draw:fill="none" draw:opacity="100%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b2b2b2" draw:opacity="100%" draw:textarea-horizontal-align="justify" draw:textarea-vertical-align="middle" draw:auto-grow-height="false" fo:min-height="1.116cm" fo:min-width="3.6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316cm" fo:min-width="5.4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417cm" fo:min-width="2.06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216cm" fo:min-width="7.3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2.098cm" fo:min-width="2.31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416cm" fo:min-width="4.56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2.116cm" fo:min-width="2.292cm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  <style:text-properties fo:font-size="18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 style:font-size-asian="12pt" style:font-size-complex="12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6.5cm" svg:height="1.8cm" svg:x="4cm" svg:y="0.8cm">
          <text:p text:style-name="P1"><text:span text:style-name="T1">UE's identity rece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1cm" svg:height="3.6cm" svg:x="4.7cm" svg:y="4.4cm">
          <text:p text:style-name="P1"><text:span text:style-name="T1">Known </text:span></text:p>
          <text:p text:style-name="P1"><text:span text:style-name="T1">TMSI or</text:span><text:span text:style-name="T1"><text:line-break/></text:span><text:span text:style-name="T1">GUT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7.25cm" svg:y1="2.6cm" svg:x2="7.25cm" svg:y2="4.4cm" draw:start-shape="id1" draw:start-glue-point="2" draw:end-shape="id2" draw:end-glue-point="4" svg:d="M7250 2600v1800" svg:viewBox="0 0 1 1801">
          <text:p/>
        </draw:connector>
        <draw:connector draw:style-name="gr4" draw:text-style-name="P3" draw:layer="layout" draw:type="curve" svg:x1="9.8cm" svg:y1="6.2cm" svg:x2="11.5cm" svg:y2="6.182cm" draw:start-shape="id2" draw:start-glue-point="7" draw:end-shape="id3" draw:end-glue-point="5" svg:d="M9800 6200c1276 0 427-18 1700-18" svg:viewBox="0 0 1701 19">
          <text:p/>
        </draw:connector>
        <draw:custom-shape draw:style-name="gr5" draw:text-style-name="P5" xml:id="id7" draw:id="id7" draw:layer="layout" svg:width="4.2cm" svg:height="1.4cm" svg:x="19.1cm" svg:y="3.2cm">
          <text:p text:style-name="P4"><text:span text:style-name="T2">Run PEFM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9.701cm" svg:y1="14.101cm" svg:x2="13.502cm" svg:y2="14.102cm" draw:start-shape="id4" draw:start-glue-point="7" draw:end-shape="id5" draw:end-glue-point="5" svg:d="M9701 14101c2851 0 951 1 3801 1" svg:viewBox="0 0 3802 2">
          <text:p/>
        </draw:connector>
        <draw:custom-shape draw:style-name="gr6" draw:text-style-name="P6" xml:id="id6" draw:id="id6" draw:layer="layout" svg:width="6cm" svg:height="1.6cm" svg:x="4.1cm" svg:y="18.6cm">
          <text:p text:style-name="P4"><text:span text:style-name="T1">Run UMTS/LTE AK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101cm" svg:y1="15.801cm" svg:x2="7.1cm" svg:y2="18.6cm" draw:start-shape="id4" draw:start-glue-point="6" draw:end-shape="id6" draw:end-glue-point="0" svg:d="M7101 15801c0 2100-1 701-1 2799" svg:viewBox="0 0 2 2800">
          <text:p/>
        </draw:connector>
        <draw:g>
          <svg:title>TexMaths</svg:title>
          <svg:desc>20§latex§yes§svg§600§FALSE§</svg:desc>
          <draw:polygon draw:style-name="gr7" draw:text-style-name="P7" draw:layer="layout" svg:width="0.943cm" svg:height="0.441cm" svg:x="3.5cm" svg:y="5.512cm" svg:viewBox="0 0 944 442" draw:points="472,442 0,442 0,0 944,0 944,442">
            <text:p/>
          </draw:polygon>
          <draw:path draw:style-name="gr8" draw:text-style-name="P7" draw:layer="layout" svg:width="0.345cm" svg:height="0.449cm" svg:x="3.514cm" svg:y="5.512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8" draw:text-style-name="P7" draw:layer="layout" svg:width="0.273cm" svg:height="0.323cm" svg:x="3.872cm" svg:y="5.5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8" draw:text-style-name="P7" draw:layer="layout" svg:width="0.231cm" svg:height="0.323cm" svg:x="4.188cm" svg:y="5.5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yes§svg§600§FALSE§</svg:desc>
          <draw:polygon draw:style-name="gr7" draw:text-style-name="P7" draw:layer="layout" svg:width="0.943cm" svg:height="0.441cm" svg:x="7.4cm" svg:y="16.05cm" svg:viewBox="0 0 944 442" draw:points="472,442 0,442 0,0 944,0 944,442">
            <text:p/>
          </draw:polygon>
          <draw:path draw:style-name="gr8" draw:text-style-name="P7" draw:layer="layout" svg:width="0.345cm" svg:height="0.449cm" svg:x="7.414cm" svg:y="16.0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8" draw:text-style-name="P7" draw:layer="layout" svg:width="0.273cm" svg:height="0.323cm" svg:x="7.772cm" svg:y="16.0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8" draw:text-style-name="P7" draw:layer="layout" svg:width="0.231cm" svg:height="0.323cm" svg:x="8.088cm" svg:y="16.0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custom-shape draw:style-name="gr9" draw:text-style-name="P8" xml:id="id4" draw:id="id4" draw:layer="layout" svg:width="5.201cm" svg:height="3.401cm" svg:x="4.5cm" svg:y="12.4cm">
          <text:p text:style-name="P1"><text:span text:style-name="T3">Pre-fetched</text:span></text:p>
          <text:p text:style-name="P1"><text:span text:style-name="T3">A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9" draw:id="id9" draw:layer="layout" svg:width="7.9cm" svg:height="1.5cm" svg:x="11.5cm" svg:y="18.6cm">
          <text:p text:style-name="P4"><text:span text:style-name="T1">- Fetch an AV from the HN</text:span></text:p>
          <text:p text:style-name="P4"><text:span text:style-name="T1">- Run UMTS/LTE AK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3.9cm" svg:height="2.4cm" svg:x="13.502cm" svg:y="12.902cm">
          <text:p text:style-name="P1"><text:span text:style-name="T3">HN is f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0§latex§yes§svg§600§FALSE§</svg:desc>
          <draw:polygon draw:style-name="gr7" draw:text-style-name="P7" draw:layer="layout" svg:width="0.943cm" svg:height="0.441cm" svg:x="17.756cm" svg:y="13.45cm" svg:viewBox="0 0 944 442" draw:points="472,442 0,442 0,0 944,0 944,442">
            <text:p/>
          </draw:polygon>
          <draw:path draw:style-name="gr8" draw:text-style-name="P7" draw:layer="layout" svg:width="0.345cm" svg:height="0.449cm" svg:x="17.77cm" svg:y="13.4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8" draw:text-style-name="P7" draw:layer="layout" svg:width="0.273cm" svg:height="0.323cm" svg:x="18.128cm" svg:y="13.4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8" draw:text-style-name="P7" draw:layer="layout" svg:width="0.231cm" svg:height="0.323cm" svg:x="18.444cm" svg:y="13.4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no§svg§600§FALSE§</svg:desc>
          <draw:polygon draw:style-name="gr7" draw:text-style-name="P7" draw:layer="layout" svg:width="0.743cm" svg:height="0.303cm" svg:x="10.002cm" svg:y="13.351cm" svg:viewBox="0 0 744 304" draw:points="372,304 0,304 0,0 744,0 744,304">
            <text:p/>
          </draw:polygon>
          <draw:path draw:style-name="gr8" draw:text-style-name="P7" draw:layer="layout" svg:width="0.355cm" svg:height="0.311cm" svg:x="10.024cm" svg:y="13.3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8" draw:text-style-name="P7" draw:layer="layout" svg:width="0.313cm" svg:height="0.323cm" svg:x="10.412cm" svg:y="13.3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ustom-shape draw:style-name="gr12" draw:text-style-name="P2" xml:id="id3" draw:id="id3" draw:layer="layout" svg:width="5.7cm" svg:height="4.763cm" svg:x="11.5cm" svg:y="3.8cm">
          <text:p text:style-name="P1"><text:span text:style-name="T1">UE and SN </text:span></text:p>
          <text:p text:style-name="P1"><text:span text:style-name="T1">PEFMA</text:span></text:p>
          <text:p text:style-name="P1"><text:span text:style-name="T1">Enab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0§latex§no§svg§600§FALSE§</svg:desc>
          <draw:polygon draw:style-name="gr7" draw:text-style-name="P7" draw:layer="layout" svg:width="0.743cm" svg:height="0.303cm" svg:x="10.002cm" svg:y="5.651cm" svg:viewBox="0 0 744 304" draw:points="372,304 0,304 0,0 744,0 744,304">
            <text:p/>
          </draw:polygon>
          <draw:path draw:style-name="gr8" draw:text-style-name="P7" draw:layer="layout" svg:width="0.355cm" svg:height="0.311cm" svg:x="10.024cm" svg:y="5.6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8" draw:text-style-name="P7" draw:layer="layout" svg:width="0.313cm" svg:height="0.323cm" svg:x="10.412cm" svg:y="5.6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g>
          <svg:title>TexMaths</svg:title>
          <svg:desc>20§latex§no§svg§600§FALSE§</svg:desc>
          <draw:polygon draw:style-name="gr7" draw:text-style-name="P7" draw:layer="layout" svg:width="0.743cm" svg:height="0.303cm" svg:x="14.702cm" svg:y="8.751cm" svg:viewBox="0 0 744 304" draw:points="372,304 0,304 0,0 744,0 744,304">
            <text:p/>
          </draw:polygon>
          <draw:path draw:style-name="gr8" draw:text-style-name="P7" draw:layer="layout" svg:width="0.355cm" svg:height="0.311cm" svg:x="14.724cm" svg:y="8.7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8" draw:text-style-name="P7" draw:layer="layout" svg:width="0.313cm" svg:height="0.323cm" svg:x="15.112cm" svg:y="8.7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ustom-shape draw:style-name="gr13" draw:text-style-name="P6" xml:id="id8" draw:id="id8" draw:layer="layout" svg:width="5.1cm" svg:height="1.7cm" svg:x="11.8cm" svg:y="10.1cm">
          <text:p text:style-name="P4"><text:span text:style-name="T1">UE reveals IMSI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-0.282cm" svg:x1="14.35cm" svg:y1="3.8cm" svg:x2="21.2cm" svg:y2="3.2cm" draw:start-shape="id3" draw:start-glue-point="4" draw:end-shape="id7" svg:d="M14350 3800v-1400h6850v800" svg:viewBox="0 0 6851 1401">
          <text:p/>
        </draw:connector>
        <draw:connector draw:style-name="gr14" draw:text-style-name="P3" draw:layer="layout" svg:x1="11.8cm" svg:y1="10.95cm" svg:x2="7.101cm" svg:y2="12.4cm" draw:start-shape="id8" draw:start-glue-point="3" draw:end-shape="id4" draw:end-glue-point="4" svg:d="M11800 10950h-4699v1450" svg:viewBox="0 0 4700 1451">
          <text:p/>
        </draw:connector>
        <draw:connector draw:style-name="gr14" draw:text-style-name="P3" draw:layer="layout" draw:line-skew="-0.782cm" svg:x1="4.7cm" svg:y1="6.2cm" svg:x2="4.5cm" svg:y2="14.101cm" draw:start-shape="id2" draw:start-glue-point="5" draw:end-shape="id4" draw:end-glue-point="5" svg:d="M4700 6200h-1501v7901h1301" svg:viewBox="0 0 1502 7902">
          <text:p/>
        </draw:connector>
        <draw:connector draw:style-name="gr14" draw:text-style-name="P3" draw:layer="layout" svg:x1="15.452cm" svg:y1="15.302cm" svg:x2="15.45cm" svg:y2="18.6cm" draw:start-shape="id5" draw:start-glue-point="6" draw:end-shape="id9" draw:end-glue-point="0" svg:d="M15452 15302v1650h-2v1648" svg:viewBox="0 0 3 3299">
          <text:p/>
        </draw:connector>
        <draw:custom-shape draw:style-name="gr15" draw:text-style-name="P2" xml:id="id10" draw:id="id10" draw:layer="layout" svg:width="5.652cm" svg:height="4.8cm" svg:x="18.4cm" svg:y="6.4cm">
          <text:p text:style-name="P1"><text:span text:style-name="T1">UE and SN </text:span></text:p>
          <text:p text:style-name="P1"><text:span text:style-name="T1">PEFMA</text:span></text:p>
          <text:p text:style-name="P1"><text:span text:style-name="T1">Enab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0§latex§no§svg§600§FALSE§</svg:desc>
          <draw:polygon draw:style-name="gr7" draw:text-style-name="P7" draw:layer="layout" svg:width="0.743cm" svg:height="0.303cm" svg:x="15.712cm" svg:y="15.952cm" svg:viewBox="0 0 744 304" draw:points="372,304 0,304 0,0 744,0 744,304">
            <text:p/>
          </draw:polygon>
          <draw:path draw:style-name="gr8" draw:text-style-name="P7" draw:layer="layout" svg:width="0.355cm" svg:height="0.311cm" svg:x="15.734cm" svg:y="15.94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8" draw:text-style-name="P7" draw:layer="layout" svg:width="0.313cm" svg:height="0.323cm" svg:x="16.122cm" svg:y="15.9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onnector draw:style-name="gr14" draw:text-style-name="P3" draw:layer="layout" svg:x1="17.402cm" svg:y1="14.102cm" svg:x2="21.226cm" svg:y2="11.2cm" draw:start-shape="id5" draw:start-glue-point="7" draw:end-shape="id10" draw:end-glue-point="6" svg:d="M17402 14102h3824v-2902" svg:viewBox="0 0 3825 2903">
          <text:p/>
        </draw:connector>
        <draw:g>
          <svg:title>TexMaths</svg:title>
          <svg:desc>20§latex§yes§svg§600§FALSE§</svg:desc>
          <draw:polygon draw:style-name="gr7" draw:text-style-name="P7" draw:layer="layout" svg:width="0.943cm" svg:height="0.441cm" svg:x="21.555cm" svg:y="5.65cm" svg:viewBox="0 0 944 442" draw:points="472,442 0,442 0,0 944,0 944,442">
            <text:p/>
          </draw:polygon>
          <draw:path draw:style-name="gr8" draw:text-style-name="P7" draw:layer="layout" svg:width="0.345cm" svg:height="0.449cm" svg:x="21.569cm" svg:y="5.6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8" draw:text-style-name="P7" draw:layer="layout" svg:width="0.273cm" svg:height="0.323cm" svg:x="21.927cm" svg:y="5.6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8" draw:text-style-name="P7" draw:layer="layout" svg:width="0.231cm" svg:height="0.323cm" svg:x="22.243cm" svg:y="5.6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connector draw:style-name="gr14" draw:text-style-name="P3" draw:layer="layout" svg:x1="24.052cm" svg:y1="8.8cm" svg:x2="19.4cm" svg:y2="19.35cm" draw:start-shape="id10" draw:start-glue-point="7" draw:end-shape="id9" draw:end-glue-point="1" svg:d="M24052 8800h519v10550h-5171" svg:viewBox="0 0 5172 10551">
          <text:p/>
        </draw:connector>
        <draw:g>
          <svg:title>TexMaths</svg:title>
          <svg:desc>20§latex§no§svg§600§FALSE§</svg:desc>
          <draw:polygon draw:style-name="gr7" draw:text-style-name="P7" draw:layer="layout" svg:width="0.743cm" svg:height="0.303cm" svg:x="24.102cm" svg:y="8.252cm" svg:viewBox="0 0 744 304" draw:points="372,304 0,304 0,0 744,0 744,304">
            <text:p/>
          </draw:polygon>
          <draw:path draw:style-name="gr8" draw:text-style-name="P7" draw:layer="layout" svg:width="0.355cm" svg:height="0.311cm" svg:x="24.124cm" svg:y="8.24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8" draw:text-style-name="P7" draw:layer="layout" svg:width="0.313cm" svg:height="0.323cm" svg:x="24.512cm" svg:y="8.2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onnector draw:style-name="gr14" draw:text-style-name="P3" draw:layer="layout" draw:type="line" svg:x1="14.35cm" svg:y1="8.563cm" svg:x2="14.35cm" svg:y2="10.1cm" draw:start-shape="id3" draw:start-glue-point="6" draw:end-shape="id8" draw:end-glue-point="0" svg:d="M14350 8563v1537" svg:viewBox="0 0 1 1538">
          <text:p/>
        </draw:connector>
        <draw:connector draw:style-name="gr14" draw:text-style-name="P3" draw:layer="layout" draw:type="line" svg:x1="21.226cm" svg:y1="6.4cm" svg:x2="21.2cm" svg:y2="4.6cm" draw:start-shape="id10" draw:start-glue-point="4" draw:end-shape="id7" draw:end-glue-point="2" svg:d="M21226 6400l-26-1800" svg:viewBox="0 0 27 1801">
          <text:p/>
        </draw:connector>
        <draw:g>
          <svg:title>TexMaths</svg:title>
          <svg:desc>20§latex§yes§svg§600§FALSE§</svg:desc>
          <draw:polygon draw:style-name="gr7" draw:text-style-name="P7" draw:layer="layout" svg:width="0.943cm" svg:height="0.441cm" svg:x="14.6cm" svg:y="2.911cm" svg:viewBox="0 0 944 442" draw:points="472,442 0,442 0,0 944,0 944,442">
            <text:p/>
          </draw:polygon>
          <draw:path draw:style-name="gr8" draw:text-style-name="P7" draw:layer="layout" svg:width="0.345cm" svg:height="0.449cm" svg:x="14.614cm" svg:y="2.911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8" draw:text-style-name="P7" draw:layer="layout" svg:width="0.273cm" svg:height="0.323cm" svg:x="14.972cm" svg:y="2.89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8" draw:text-style-name="P7" draw:layer="layout" svg:width="0.231cm" svg:height="0.323cm" svg:x="15.288cm" svg:y="2.89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connector draw:style-name="gr14" draw:text-style-name="P1" draw:layer="layout" draw:line-skew="1.982cm 0.582cm" svg:x1="23.3cm" svg:y1="3.9cm" svg:x2="15.45cm" svg:y2="20.1cm" draw:start-shape="id7" draw:start-glue-point="1" draw:end-shape="id9" draw:end-glue-point="2" svg:d="M23300 3900h2500v17300h-10350v-1100" svg:viewBox="0 0 10351 17301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7-09-01T13:56:23.304287741</meta:creation-date>
    <dc:date>2017-11-17T15:03:17.919559551</dc:date>
    <meta:editing-duration>PT2H23M59S</meta:editing-duration>
    <meta:editing-cycles>16</meta:editing-cycles>
    <meta:generator>LibreOffice/4.2.8.2$Linux_X86_64 LibreOffice_project/420m0$Build-2</meta:generator>
    <dc:creator>Khan A</dc:creator>
    <meta:document-statistic meta:object-count="91"/>
  </office:meta>
</office:document-meta>
</file>